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,218,316,013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,000,180,750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,896,679,211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,789,870,187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,271,808,157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,193,704,343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,188,808,942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,629,203,786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,449,966,856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,674,409,558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,085,630,584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,952,600,602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,456,442,102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,159,905,484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894,921,778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,361,726,862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755,910,032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546,926,174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429,049,198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239,876,305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211,932,397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180,597,272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223,945,356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11:35.507644442</dc:date>
    <meta:editing-duration>PT17M51S</meta:editing-duration>
    <meta:editing-cycles>4</meta:editing-cycles>
    <meta:generator>LibreOffice/7.2.6.2$Linux_X86_64 LibreOffice_project/20$Build-2</meta:generator>
    <meta:document-statistic meta:table-count="1" meta:cell-count="48" meta:object-count="0"/>
  </office:meta>
</office:document-meta>
</file>